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fo:font-family="'Arial Black'" style:font-style-name="Normalny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style-name="Normalny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Święty, Święty, Święty, Święty Ty jesteś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steś piękny jak jaspis,</text:span><text:span text:style-name="T1"><text:line-break/></text:span><text:span text:style-name="T1">jesteś piękny jak krwawnik</text:span><text:span text:style-name="T1"><text:line-break/></text:span><text:span text:style-name="T1">tron Twój otacza tęcza jak szmarag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Otwórz me oczy bym mógł widzieć Twe piękno.</text:span><text:span text:style-name="T1"><text:line-break/></text:span><text:span text:style-name="T1">Otwórz me oczy bym mógł widzieć Cię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0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size="24.7000007629395pt" fo:language="pl" fo:country="PL" fo:font-style="italic" fo:font-weight="bold" style:letter-kerning="true" style:font-size-asian="24.7000007629395pt" style:language-asian="pl" style:country-asian="PL" style:font-style-asian="italic" style:font-weight-asian="bold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4.7000007629395pt" fo:language="en" fo:country="US" style:font-size-asian="24.7000007629395pt" style:language-asian="pl" style:country-asian="PL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4.7000007629395pt" fo:language="en" fo:country="US" fo:font-style="italic" style:font-size-asian="24.7000007629395pt" style:language-asian="pl" style:country-asian="PL" style:font-style-asian="italic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4.7000007629395pt" fo:language="en" fo:country="US" style:font-size-asian="24.7000007629395pt" style:language-asian="pl" style:country-asian="PL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4.7000007629395pt" fo:language="en" fo:country="US" fo:font-style="italic" style:font-size-asian="24.7000007629395pt" style:language-asian="pl" style:country-asian="PL" style:font-style-asian="italic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15.8999996185303pt" fo:language="en" fo:country="US" fo:font-style="italic" style:font-size-asian="15.8999996185303pt" style:language-asian="pl" style:country-asian="PL" style:font-style-asian="italic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fo:font-weight="bold" style:font-size-asian="24.7000007629395pt" style:language-asian="pl" style:country-asian="PL" style:font-weight-asian="bold" style:font-size-complex="24.7000007629395pt" style:font-weight-complex="bold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6cm" presentation:class="title" presentation:placeholder="true">
        <draw:text-box/>
      </draw:frame>
      <draw:frame presentation:style-name="Domyślnie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3-29T14:20:31</meta:creation-date>
    <dc:date>2016-01-26T19:57:26.01</dc:date>
    <dc:language>pl-PL</dc:language>
    <meta:editing-cycles>73</meta:editing-cycles>
    <meta:editing-duration>PT1H39M11S</meta:editing-duration>
    <dc:creator>Woda Życia</dc:creator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